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undedBuffer.decorate( Buffer buffer , int maximumSize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Buffer.timeoutWait( final int nAddi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oundedBuff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undedBuffer.decorate( Buffer buffer , int maximu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ing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undedBuffer.addAll( final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undedBuff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Buffer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Buffer.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Buffer.BoundedBuffer( Buffer buffer , int maximumSize ,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tifyingIterator.NotifyingIterator( Iterator 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Buffe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